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431ba" officeooo:paragraph-rsid="001431ba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c05da" officeooo:paragraph-rsid="001c05da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431ba" officeooo:paragraph-rsid="001431ba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431ba" officeooo:paragraph-rsid="001431ba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431ba" officeooo:paragraph-rsid="001c05da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1431ba" officeooo:paragraph-rsid="001431ba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20pt" fo:font-weight="normal" officeooo:rsid="0014da55" officeooo:paragraph-rsid="0014da55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20pt" fo:font-weight="normal" officeooo:rsid="0014da55" officeooo:paragraph-rsid="001c05da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20pt" fo:font-weight="normal" officeooo:rsid="001c05da" officeooo:paragraph-rsid="001c05da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5pt" fo:font-weight="bold" officeooo:rsid="001c05da" officeooo:paragraph-rsid="001c05da" style:font-size-asian="25pt" style:font-weight-asian="bold" style:font-size-complex="2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1431ba" officeooo:paragraph-rsid="001431ba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1431ba" officeooo:paragraph-rsid="001c05da" style:font-size-asian="24pt" style:font-weight-asian="bold" style:font-size-complex="24pt" style:font-weight-complex="bol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officeooo:rsid="0014da55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166114" style:font-size-asian="20pt" style:font-weight-asian="normal" style:font-size-complex="20pt" style:font-weight-complex="normal"/>
    </style:style>
    <style:style style:name="T4" style:family="text">
      <style:text-properties officeooo:rsid="0014da55"/>
    </style:style>
    <style:style style:name="T5" style:family="text">
      <style:text-properties officeooo:rsid="00166114"/>
    </style:style>
    <style:style style:name="T6" style:family="text">
      <style:text-properties officeooo:rsid="001c05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.Joseph's College of Engineering</text:p>
      <text:p text:style-name="P10">National Level Symposium-CryptriX 2018</text:p>
      <text:p text:style-name="P10"/>
      <text:p text:style-name="P11">Judge the Code</text:p>
      <text:p text:style-name="P9">Date:01/09/2018</text:p>
      <text:p text:style-name="P7">Question Set: 01</text:p>
      <text:p text:style-name="P3"/>
      <text:p text:style-name="P4"><text:span text:style-name="T6">Write a C Program</text:span> <text:span text:style-name="T6">to print </text:span>the given pattern.</text:p>
      <text:p text:style-name="P4"/>
      <text:p text:style-name="P4">Input <text:s text:c="3"/>: 5</text:p>
      <text:p text:style-name="P4"/>
      <text:p text:style-name="P4">Output : </text:p>
      <text:p text:style-name="P4"/>
      <text:p text:style-name="P4"><text:tab/><text:tab/><text:span text:style-name="T1">1*1*1*1*2</text:span></text:p>
      <text:p text:style-name="P6"><text:tab/><text:tab/>3*2*2*2*2</text:p>
      <text:p text:style-name="P6"><text:tab/><text:tab/>3*3*3*3*4</text:p>
      <text:p text:style-name="P6"><text:tab/><text:tab/>5*4*4*4*4</text:p>
      <text:p text:style-name="P6"><text:tab/><text:tab/>5*5*5*5*6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>St.Joseph's College of Engineering</text:p>
      <text:p text:style-name="P10">National Level Symposium CryptriX 2018</text:p>
      <text:p text:style-name="P10"/>
      <text:p text:style-name="P12">Judge the Code</text:p>
      <text:p text:style-name="P9">Date:01/09/2018</text:p>
      <text:p text:style-name="P7">Question Set: 02</text:p>
      <text:p text:style-name="P5"><text:span text:style-name="T6">Write a C Program</text:span> <text:span text:style-name="T6">to print </text:span>the given pattern.</text:p>
      <text:p text:style-name="P4"/>
      <text:p text:style-name="P4">Input <text:s text:c="3"/>: 5</text:p>
      <text:p text:style-name="P4"/>
      <text:p text:style-name="P4">Output : </text:p>
      <text:p text:style-name="P4"/>
      <text:p text:style-name="P4"><text:tab/><text:tab/> <text:span text:style-name="T1">2 <text:s/>29 31 </text:span><text:span text:style-name="T2">71</text:span></text:p>
      <text:p text:style-name="P4"><text:span text:style-name="T1"><text:tab/><text:tab/> 3 <text:s/>23 37 </text:span><text:span text:style-name="T2">67</text:span></text:p>
      <text:p text:style-name="P4"><text:span text:style-name="T1"><text:tab/><text:tab/> 5 <text:s/>19 41 </text:span><text:span text:style-name="T2">61</text:span></text:p>
      <text:p text:style-name="P4"><text:span text:style-name="T1"><text:tab/><text:tab/> 7 <text:s/>17 4</text:span><text:span text:style-name="T2">3</text:span><text:span text:style-name="T1"> </text:span><text:span text:style-name="T2">59</text:span></text:p>
      <text:p text:style-name="P4"><text:span text:style-name="T1"><text:tab/><text:tab/>11 13 </text:span><text:span text:style-name="T2">47</text:span><text:span text:style-name="T1"> 5</text:span><text:span text:style-name="T2">3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">St.Joseph's College of Engineering</text:p>
      <text:p text:style-name="P10">National Level Symposium CryptriX 2018</text:p>
      <text:p text:style-name="P10"/>
      <text:p text:style-name="P12">Judge the Code</text:p>
      <text:p text:style-name="P9">Date:01/09/2018</text:p>
      <text:p text:style-name="P7">Question Set: 03</text:p>
      <text:p text:style-name="P5"><text:span text:style-name="T6">Write a C Program</text:span> <text:span text:style-name="T6">to print </text:span>the given pattern.</text:p>
      <text:p text:style-name="P4"/>
      <text:p text:style-name="P4">Input <text:s text:c="3"/>: 5</text:p>
      <text:p text:style-name="P4"/>
      <text:p text:style-name="P4">Output : </text:p>
      <text:p text:style-name="P4"/>
      <text:p text:style-name="P6"><text:tab/><text:tab/><text:span text:style-name="T4">2</text:span></text:p>
      <text:p text:style-name="P6"><text:tab/><text:tab/><text:span text:style-name="T4">4 6</text:span></text:p>
      <text:p text:style-name="P6"><text:tab/><text:tab/><text:span text:style-name="T4">3 5 7</text:span></text:p>
      <text:p text:style-name="P6"><text:tab/><text:tab/><text:span text:style-name="T4">8 9 10 12</text:span></text:p>
      <text:p text:style-name="P6"><text:tab/><text:tab/><text:span text:style-name="T4">11 13 17 19 21</text:span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">St.Joseph's College of Engineering</text:p>
      <text:p text:style-name="P10">National Level Symposium CryptriX 2018</text:p>
      <text:p text:style-name="P10"/>
      <text:p text:style-name="P12">Judge the Code</text:p>
      <text:p text:style-name="P8"><text:span text:style-name="T6">Date:01/09/2018</text:span></text:p>
      <text:p text:style-name="P8">Question Set: 04</text:p>
      <text:p text:style-name="P5"><text:span text:style-name="T6">Write a C Program</text:span> <text:span text:style-name="T6">to print </text:span>the given pattern.</text:p>
      <text:p text:style-name="P4"/>
      <text:p text:style-name="P4">Input <text:s text:c="3"/>: 5</text:p>
      <text:p text:style-name="P4"/>
      <text:p text:style-name="P4">Output : </text:p>
      <text:p text:style-name="P4"/>
      <text:p text:style-name="P4"><text:tab/><text:tab/><text:span text:style-name="T2">1</text:span></text:p>
      <text:p text:style-name="P4"><text:span text:style-name="T2"><text:tab/><text:tab/>2 3 2</text:span></text:p>
      <text:p text:style-name="P4"><text:span text:style-name="T2"><text:tab/><text:tab/>3 4 5 4 3</text:span></text:p>
      <text:p text:style-name="P4"><text:span text:style-name="T2"><text:tab/><text:tab/>4 5 6 7 6 5 4</text:span></text:p>
      <text:p text:style-name="P4"><text:span text:style-name="T2"><text:tab/><text:tab/>5 6 7 8 9 8 7 6 5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">St.Joseph's College of Engineering</text:p>
      <text:p text:style-name="P10">National Level Symposium CryptriX 2018</text:p>
      <text:p text:style-name="P10"/>
      <text:p text:style-name="P12">Judge the Code</text:p>
      <text:p text:style-name="P9">Date:01/09/2018</text:p>
      <text:p text:style-name="P7">Question Set: 05</text:p>
      <text:p text:style-name="P5"><text:span text:style-name="T6">Write a C Program</text:span> <text:span text:style-name="T6">to print </text:span>the given pattern.</text:p>
      <text:p text:style-name="P4"/>
      <text:p text:style-name="P4">Input <text:s text:c="3"/>: 5</text:p>
      <text:p text:style-name="P4"/>
      <text:p text:style-name="P4">Output : </text:p>
      <text:p text:style-name="P4"/>
      <text:p text:style-name="P4"><text:tab/><text:tab/><text:span text:style-name="T1">a</text:span></text:p>
      <text:p text:style-name="P4"><text:span text:style-name="T1"><text:tab/><text:tab/>f b</text:span></text:p>
      <text:p text:style-name="P4"><text:span text:style-name="T1"><text:tab/><text:tab/>j g c</text:span></text:p>
      <text:p text:style-name="P4"><text:span text:style-name="T1"><text:tab/><text:tab/>m k h d</text:span></text:p>
      <text:p text:style-name="P4"><text:span text:style-name="T1"><text:tab/><text:tab/>o n l i 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">St.Joseph’s College of Engineering</text:p>
      <text:p text:style-name="P10">National Level Symposium CryptriX 2018</text:p>
      <text:p text:style-name="P10"/>
      <text:p text:style-name="P12">Judge the Code</text:p>
      <text:p text:style-name="P8"><text:span text:style-name="T6">Date:01/09/2018</text:span></text:p>
      <text:p text:style-name="P8">Question Set: 06</text:p>
      <text:p text:style-name="P5"><text:span text:style-name="T6">Write a C Program</text:span> <text:span text:style-name="T6">to print </text:span>the given pattern.</text:p>
      <text:p text:style-name="P4"/>
      <text:p text:style-name="P4">Input <text:s text:c="3"/>: <text:s/><text:span text:style-name="T5">apple</text:span><text:tab/></text:p>
      <text:p text:style-name="P4"/>
      <text:p text:style-name="P4">Output : </text:p>
      <text:p text:style-name="P4"><text:tab/><text:tab/><text:span text:style-name="T3">a 2 3 5 e</text:span></text:p>
      <text:p text:style-name="P6"><text:tab/><text:tab/><text:span text:style-name="T5">7 p 11 l 13</text:span> <text:s/></text:p>
      <text:p text:style-name="P6"><text:tab/><text:tab/><text:span text:style-name="T5">17 19 p 23 29</text:span></text:p>
      <text:p text:style-name="P6"><text:tab/><text:tab/><text:span text:style-name="T5">31 p 37 l 41</text:span></text:p>
      <text:p text:style-name="P6"><text:tab/><text:tab/><text:span text:style-name="T5">a 43 47 53 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3:56:00.444074599</meta:creation-date>
    <dc:date>2018-09-01T00:37:18.520527295</dc:date>
    <meta:editing-duration>PT20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79" meta:word-count="284" meta:character-count="1431" meta:non-whitespace-character-count="1127"/>
  </office:meta>
</office:document-meta>
</file>